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layout-cache" manifest:media-type="application/binary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M Mono Light 10" svg:font-family="'LM Mono Light 10'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officeooo:rsid="00050a1e" officeooo:paragraph-rsid="00050a1e" style:font-size-asian="13pt" style:font-size-complex="13pt"/>
    </style:style>
    <style:style style:name="P2" style:family="paragraph" style:parent-style-name="Standard">
      <style:paragraph-properties fo:line-height="150%" fo:text-align="start" style:justify-single-word="false"/>
      <style:text-properties fo:font-size="13pt" officeooo:rsid="00050a1e" officeooo:paragraph-rsid="0006d986" style:font-size-asian="13pt" style:font-size-complex="13pt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fo:font-size="11pt" officeooo:rsid="0006d986" officeooo:paragraph-rsid="0006d986" style:font-size-asian="11pt" style:font-size-complex="11pt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officeooo:rsid="00050a1e" officeooo:paragraph-rsid="00050a1e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officeooo:rsid="0007a26e" officeooo:paragraph-rsid="0007a26e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officeooo:rsid="00166afb" officeooo:paragraph-rsid="00166afb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fo:font-size="14pt" officeooo:rsid="00166afb" officeooo:paragraph-rsid="00166afb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fo:font-size="13pt" style:text-underline-style="none" officeooo:rsid="0007a26e" officeooo:paragraph-rsid="0007a26e" style:font-size-asian="11.3500003814697pt" style:font-size-complex="13pt"/>
    </style:style>
    <style:style style:name="P10" style:family="paragraph" style:parent-style-name="Standard">
      <style:paragraph-properties fo:text-align="start" style:justify-single-word="false"/>
      <style:text-properties fo:color="#000000" fo:font-size="13pt" style:text-underline-style="none" officeooo:rsid="00092612" officeooo:paragraph-rsid="00092612" style:font-size-asian="11.3500003814697pt" style:font-size-complex="13pt"/>
    </style:style>
    <style:style style:name="P11" style:family="paragraph" style:parent-style-name="Standard">
      <style:paragraph-properties fo:text-align="start" style:justify-single-word="false"/>
      <style:text-properties fo:color="#000000" fo:font-size="13pt" style:text-underline-style="none" officeooo:rsid="0009c959" officeooo:paragraph-rsid="0009c959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fo:color="#000000" fo:font-size="13pt" style:text-underline-style="none" fo:font-weight="bold" officeooo:rsid="00092612" officeooo:paragraph-rsid="00092612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3pt" style:text-underline-style="none" fo:font-weight="bold" officeooo:rsid="0007a26e" officeooo:paragraph-rsid="0007a26e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LM Mono Light 10" fo:font-size="10pt" style:text-underline-style="none" officeooo:rsid="001545b8" officeooo:paragraph-rsid="001545b8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color="#000000" style:font-name="LM Mono Light 10" fo:font-size="10pt" style:text-underline-style="none" officeooo:rsid="0012ead5" officeooo:paragraph-rsid="0012ead5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color="#000000" style:font-name="LM Mono Light 10" fo:font-size="10pt" style:text-underline-style="none" officeooo:rsid="000f7f30" officeooo:paragraph-rsid="000f7f30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color="#000000" style:font-name="LM Mono Light 10" fo:font-size="10pt" style:text-underline-style="none" officeooo:rsid="0009c959" officeooo:paragraph-rsid="000f7f30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color="#000000" style:font-name="LM Mono Light 10" fo:font-size="10pt" style:text-underline-style="none" officeooo:rsid="0009c959" officeooo:paragraph-rsid="0009c959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color="#000000" style:font-name="LM Mono Light 10" fo:font-size="10pt" style:text-underline-style="none" officeooo:rsid="000ba0c9" officeooo:paragraph-rsid="000ba0c9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color="#000000" style:font-name="LM Mono Light 10" fo:font-size="10pt" style:text-underline-style="none" officeooo:rsid="00092612" officeooo:paragraph-rsid="0009c959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color="#000000" style:font-name="LM Mono Light 10" fo:font-size="10pt" style:text-underline-style="none" officeooo:rsid="00092612" officeooo:paragraph-rsid="00092612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color="#000000" style:font-name="LM Mono Light 10" fo:font-size="10pt" style:text-underline-style="none" officeooo:rsid="0007a26e" officeooo:paragraph-rsid="0007a26e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color="#000000" style:font-name="LM Mono Light 10" fo:font-size="10pt" style:text-underline-style="none" officeooo:rsid="0007a26e" officeooo:paragraph-rsid="00166afb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officeooo:rsid="0009c959" officeooo:paragraph-rsid="0009c959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officeooo:rsid="0013eaac" officeooo:paragraph-rsid="0013eaac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officeooo:rsid="001545b8" officeooo:paragraph-rsid="001545b8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officeooo:rsid="00166afb" officeooo:paragraph-rsid="00166afb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officeooo:rsid="000f7f30" officeooo:paragraph-rsid="000f7f30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bold" officeooo:rsid="00113dcd" officeooo:paragraph-rsid="00113dcd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line-height="150%" fo:text-align="start" style:justify-single-word="false"/>
      <style:text-properties fo:color="#000000" style:font-name="Liberation Serif" fo:font-size="11pt" officeooo:rsid="0006d986" officeooo:paragraph-rsid="0006d986" style:font-size-asian="9.60000038146973pt" style:font-size-complex="11pt"/>
    </style:style>
    <style:style style:name="P31" style:family="paragraph" style:parent-style-name="Standard">
      <style:paragraph-properties fo:line-height="150%" fo:text-align="start" style:justify-single-word="false"/>
      <style:text-properties fo:color="#000000" style:font-name="Liberation Serif" fo:font-size="11pt" officeooo:rsid="00075e37" officeooo:paragraph-rsid="00075e37" style:font-size-asian="11pt" style:font-size-complex="11pt"/>
    </style:style>
    <style:style style:name="P32" style:family="paragraph" style:parent-style-name="Standard">
      <style:paragraph-properties fo:text-align="start" style:justify-single-word="false"/>
      <style:text-properties fo:color="#000000" style:font-name="Liberation Serif" fo:font-size="11pt" style:text-underline-style="none" officeooo:rsid="0013eaac" officeooo:paragraph-rsid="0013eaac" style:font-size-asian="11pt" style:font-size-complex="11pt"/>
    </style:style>
    <style:style style:name="P33" style:family="paragraph" style:parent-style-name="Standard">
      <style:paragraph-properties fo:text-align="start" style:justify-single-word="false"/>
      <style:text-properties fo:color="#000000" style:font-name="Liberation Serif" fo:font-size="11pt" style:text-underline-style="none" officeooo:rsid="000ba0c9" officeooo:paragraph-rsid="000ba0c9" style:font-size-asian="9.60000038146973pt" style:font-size-complex="11pt"/>
    </style:style>
    <style:style style:name="P34" style:family="paragraph" style:parent-style-name="Standard">
      <style:paragraph-properties fo:text-align="start" style:justify-single-word="false"/>
      <style:text-properties fo:color="#000000" style:font-name="Liberation Serif" fo:font-size="11pt" style:text-underline-style="none" officeooo:rsid="000f7f30" officeooo:paragraph-rsid="000f7f30" style:font-size-asian="9.60000038146973pt" style:font-size-complex="11pt"/>
    </style:style>
    <style:style style:name="P35" style:family="paragraph" style:parent-style-name="Standard">
      <style:paragraph-properties fo:text-align="start" style:justify-single-word="false"/>
      <style:text-properties fo:color="#000000" style:font-name="Liberation Serif" fo:font-size="13pt" style:text-underline-style="none" officeooo:rsid="000ba0c9" officeooo:paragraph-rsid="000ba0c9" style:font-size-asian="11.3500003814697pt" style:font-size-complex="13pt"/>
    </style:style>
    <style:style style:name="P36" style:family="paragraph" style:parent-style-name="Standard">
      <style:paragraph-properties fo:text-align="start" style:justify-single-word="false"/>
      <style:text-properties fo:color="#000000" style:font-name="Liberation Serif" fo:font-size="13pt" style:text-underline-style="none" officeooo:rsid="000f7f30" officeooo:paragraph-rsid="000f7f30" style:font-size-asian="11.3500003814697pt" style:font-size-complex="13pt"/>
    </style:style>
    <style:style style:name="P37" style:family="paragraph" style:parent-style-name="Standard">
      <style:paragraph-properties fo:text-align="start" style:justify-single-word="false"/>
      <style:text-properties fo:color="#000000" style:font-name="Liberation Serif" fo:font-size="13pt" style:text-underline-style="none" fo:font-weight="bold" officeooo:rsid="000ba0c9" officeooo:paragraph-rsid="000ba0c9" style:font-size-asian="11.3500003814697pt" style:font-weight-asian="bold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style:font-name="Liberation Serif" fo:font-size="10pt" style:text-underline-style="none" officeooo:rsid="0009c959" officeooo:paragraph-rsid="0009c959" style:font-size-asian="10pt" style:font-size-complex="10pt"/>
    </style:style>
    <style:style style:name="P39" style:family="paragraph" style:parent-style-name="Standard">
      <style:paragraph-properties fo:text-align="start" style:justify-single-word="false"/>
      <style:text-properties fo:color="#000000" fo:font-size="12pt" style:text-underline-style="none" officeooo:rsid="0007a26e" officeooo:paragraph-rsid="0007a26e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color="#000000" fo:font-size="12pt" style:text-underline-style="none" officeooo:rsid="00166afb" officeooo:paragraph-rsid="00166afb" style:font-size-asian="10.5pt" style:font-size-complex="12pt"/>
    </style:style>
    <style:style style:name="P41" style:family="paragraph" style:parent-style-name="Standard">
      <style:paragraph-properties fo:text-align="center" style:justify-single-word="false"/>
      <style:text-properties fo:color="#000000" fo:font-size="12pt" officeooo:rsid="00166afb" officeooo:paragraph-rsid="00166afb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000000" fo:font-size="11pt" style:text-underline-style="none" officeooo:rsid="00092612" officeooo:paragraph-rsid="00092612" style:font-size-asian="11pt" style:font-size-complex="11pt"/>
    </style:style>
    <style:style style:name="P43" style:family="paragraph" style:parent-style-name="Standard">
      <style:paragraph-properties fo:text-align="start" style:justify-single-word="false"/>
      <style:text-properties fo:color="#000000" fo:font-size="11pt" style:text-underline-style="none" officeooo:rsid="0009c959" officeooo:paragraph-rsid="0009c959" style:font-size-asian="9.60000038146973pt" style:font-size-complex="11pt"/>
    </style:style>
    <style:style style:name="P44" style:family="paragraph" style:parent-style-name="Standard">
      <style:paragraph-properties fo:text-align="start" style:justify-single-word="false"/>
      <style:text-properties fo:color="#000000" fo:font-size="10pt" style:text-underline-style="none" officeooo:rsid="0007a26e" officeooo:paragraph-rsid="0007a26e" style:font-size-asian="10pt" style:font-size-complex="10pt"/>
    </style:style>
    <style:style style:name="P45" style:family="paragraph" style:parent-style-name="Standard">
      <style:paragraph-properties fo:text-align="start" style:justify-single-word="false"/>
      <style:text-properties fo:color="#000000" fo:font-size="16pt" style:text-underline-style="none" fo:font-weight="bold" officeooo:rsid="001757c8" officeooo:paragraph-rsid="001757c8" style:font-size-asian="14pt" style:font-weight-asian="bold" style:font-size-complex="16pt" style:font-weight-complex="bold"/>
    </style:style>
    <style:style style:name="P46" style:family="paragraph" style:parent-style-name="Standard">
      <style:paragraph-properties fo:line-height="150%" fo:text-align="start" style:justify-single-word="false"/>
      <style:text-properties fo:color="#808080" fo:font-size="13pt" officeooo:rsid="00050a1e" officeooo:paragraph-rsid="0006d986" style:font-size-asian="13pt" style:font-size-complex="13pt"/>
    </style:style>
    <style:style style:name="P47" style:family="paragraph" style:parent-style-name="Standard">
      <style:paragraph-properties fo:line-height="150%" fo:text-align="start" style:justify-single-word="false"/>
      <style:text-properties fo:color="#808080" fo:font-size="13pt" officeooo:rsid="0006d986" officeooo:paragraph-rsid="0006d986" style:font-size-asian="11.3500003814697pt" style:font-size-complex="13pt"/>
    </style:style>
    <style:style style:name="P48" style:family="paragraph" style:parent-style-name="Standard">
      <style:paragraph-properties fo:line-height="100%" fo:text-align="start" style:justify-single-word="false"/>
      <style:text-properties fo:color="#808080" style:font-name="LM Mono Light 10" fo:font-size="12pt" officeooo:rsid="0006d986" officeooo:paragraph-rsid="0006d986" style:font-size-asian="10.5pt" style:font-size-complex="12pt"/>
    </style:style>
    <style:style style:name="P49" style:family="paragraph" style:parent-style-name="Standard">
      <style:paragraph-properties fo:line-height="150%" fo:text-align="start" style:justify-single-word="false"/>
      <style:text-properties fo:color="#808080" style:font-name="LM Mono Light 10" fo:font-size="12pt" officeooo:rsid="0006d986" officeooo:paragraph-rsid="0006d986" style:font-size-asian="10.5pt" style:font-size-complex="12pt"/>
    </style:style>
    <style:style style:name="P50" style:family="paragraph" style:parent-style-name="Standard">
      <style:paragraph-properties fo:line-height="150%" fo:text-align="start" style:justify-single-word="false"/>
      <style:text-properties fo:color="#808080" style:font-name="LM Mono Light 10" fo:font-size="11pt" officeooo:rsid="0006d986" officeooo:paragraph-rsid="0006d986" style:font-size-asian="11pt" style:font-size-complex="11pt"/>
    </style:style>
    <style:style style:name="P51" style:family="paragraph" style:parent-style-name="Standard">
      <style:paragraph-properties fo:line-height="100%" fo:text-align="start" style:justify-single-word="false"/>
      <style:text-properties fo:color="#808080" style:font-name="LM Mono Light 10" fo:font-size="11pt" officeooo:rsid="0006d986" officeooo:paragraph-rsid="0006d986" style:font-size-asian="11pt" style:font-size-complex="11pt"/>
    </style:style>
    <style:style style:name="P52" style:family="paragraph" style:parent-style-name="Standard">
      <style:paragraph-properties fo:line-height="150%" fo:text-align="start" style:justify-single-word="false"/>
      <style:text-properties fo:color="#99ccff" style:font-name="Liberation Serif" fo:font-size="12pt" fo:font-weight="bold" officeooo:rsid="0006d986" officeooo:paragraph-rsid="0006d986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line-height="150%" fo:text-align="start" style:justify-single-word="false"/>
      <style:text-properties fo:color="#999999" style:font-name="Liberation Serif" fo:font-size="12pt" officeooo:rsid="0006d986" officeooo:paragraph-rsid="0006d986" style:font-size-asian="10.5pt" style:font-size-complex="12pt"/>
    </style:style>
    <style:style style:name="P54" style:family="paragraph" style:parent-style-name="Standard">
      <style:paragraph-properties fo:line-height="150%" fo:text-align="start" style:justify-single-word="false"/>
      <style:text-properties fo:color="#999999" style:font-name="Liberation Serif" fo:font-size="12pt" officeooo:rsid="00075e37" officeooo:paragraph-rsid="00075e37" style:font-size-asian="10.5pt" style:font-size-complex="12pt"/>
    </style:style>
    <style:style style:name="P55" style:family="paragraph" style:parent-style-name="Standard">
      <style:paragraph-properties fo:break-before="page"/>
      <style:text-properties fo:color="#000000"/>
    </style:style>
    <style:style style:name="P56" style:family="paragraph" style:parent-style-name="Standard">
      <style:paragraph-properties fo:text-align="center" style:justify-single-word="false" fo:break-before="page"/>
      <style:text-properties fo:color="#000000" fo:font-size="14pt" style:text-underline-style="solid" style:text-underline-width="auto" style:text-underline-color="font-color" officeooo:rsid="00050a1e" officeooo:paragraph-rsid="00050a1e" style:font-size-asian="14pt" style:font-size-complex="14pt"/>
    </style:style>
    <style:style style:name="P57" style:family="paragraph" style:parent-style-name="Standard">
      <style:paragraph-properties fo:text-align="start" style:justify-single-word="false" fo:break-before="page"/>
      <style:text-properties fo:color="#000000" fo:font-size="12pt" style:text-underline-style="solid" style:text-underline-width="auto" style:text-underline-color="font-color" officeooo:rsid="00166afb" officeooo:paragraph-rsid="00166afb" style:font-size-asian="12pt" style:font-size-complex="12pt"/>
    </style:style>
    <style:style style:name="P58" style:family="paragraph" style:parent-style-name="Standard">
      <style:paragraph-properties fo:text-align="center" style:justify-single-word="false" fo:break-before="column"/>
      <style:text-properties fo:color="#000000" fo:font-size="14pt" style:text-underline-style="solid" style:text-underline-width="auto" style:text-underline-color="font-color" officeooo:rsid="00050a1e" officeooo:paragraph-rsid="00050a1e" style:font-size-asian="14pt" style:font-size-complex="14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officeooo:rsid="0006d986" style:font-size-asian="9.60000038146973pt" style:font-size-complex="11pt"/>
    </style:style>
    <style:style style:name="T4" style:family="text">
      <style:text-properties fo:color="#808080" fo:font-size="12pt" officeooo:rsid="0006d986" style:font-size-asian="10.5pt" style:font-size-complex="12pt"/>
    </style:style>
    <style:style style:name="T5" style:family="text">
      <style:text-properties officeooo:rsid="0009c959"/>
    </style:style>
    <style:style style:name="T6" style:family="text">
      <style:text-properties style:font-name="LM Mono Light 10"/>
    </style:style>
    <style:style style:name="T7" style:family="text">
      <style:text-properties officeooo:rsid="000caabc"/>
    </style:style>
    <style:style style:name="T8" style:family="text">
      <style:text-properties officeooo:rsid="000e1b5d"/>
    </style:style>
    <style:style style:name="T9" style:family="text">
      <style:text-properties officeooo:rsid="0013eaac"/>
    </style:style>
    <style:style style:name="T10" style:family="text">
      <style:text-properties officeooo:rsid="001545b8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CPSC 501 Assignment 4 Report</text:p>
      <text:p text:style-name="P41">Tyrone Lagore (10151950)</text:p>
      <text:p text:style-name="P41">Due Friday December 9, 4:00PM</text:p>
      <text:p text:style-name="P55"/>
      <text:p text:style-name="P6">Code Optimization</text:p>
      <text:p text:style-name="P13">Optimization 1:</text:p>
      <text:p text:style-name="P9">Unrolling:</text:p>
      <text:p text:style-name="P42">Unrolled the loop in convolve to do 3 iterations per loop.</text:p>
      <text:p text:style-name="P39">Code before:</text:p>
      <text:p text:style-name="P22">for(wav_index = 0; wav_index &lt; w_size; wav_index++){</text:p>
      <text:p text:style-name="P22"><text:s text:c="6"/>for(ir_index = 0; ir_index &lt; ir_size; ir_index++){</text:p>
      <text:p text:style-name="P22"><text:tab/>output[wav_index + ir_index] += wav_data[wav_index] * ir_data[ir_index];</text:p>
      <text:p text:style-name="P44"><text:span text:style-name="T6"><text:s text:c="6"/>}</text:span></text:p>
      <text:p text:style-name="P39">Code after:</text:p>
      <text:p text:style-name="P21">for(ir_index = 0; ir_index &lt; ir_size - 2; ir_index+=3){</text:p>
      <text:p text:style-name="P21"><text:tab/>output[wav_index + ir_index] += wav_data[wav_index] * ir_data[ir_index];</text:p>
      <text:p text:style-name="P21"><text:tab/>output[wav_index + (ir_index + 1)] += wav_data[wav_index] * ir_data[ir_index + 1];</text:p>
      <text:p text:style-name="P21"><text:tab/>output[wav_index + (ir_index + 2)] += wav_data[wav_index] * ir_data[ir_index + 2];</text:p>
      <text:p text:style-name="P21"><text:s text:c="6"/>}</text:p>
      <text:p text:style-name="P21"/>
      <text:p text:style-name="P21"><text:s text:c="6"/>if(ir_index == (ir_size - 2)){</text:p>
      <text:p text:style-name="P21"><text:tab/>output[wav_index + (ir_index - 2)] += wav_data[wav_index] * ir_data[ir_index - 2];</text:p>
      <text:p text:style-name="P21"><text:tab/>output[wav_index + (ir_index - 1)] += wav_data[wav_index] * ir_data[ir_index - 1];</text:p>
      <text:p text:style-name="P21"><text:s text:c="6"/>}</text:p>
      <text:p text:style-name="P21"/>
      <text:p text:style-name="P21"><text:s text:c="6"/>if(ir_index == (ir_size - 1)){</text:p>
      <text:p text:style-name="P21"><text:tab/>output[wav_index + (ir_index - 1)] += wav_data[wav_index] * ir_data[ir_index - 1];</text:p>
      <text:p text:style-name="P21"><text:s text:c="6"/>}</text:p>
      <text:p text:style-name="P10"/>
      <text:p text:style-name="P12">Optimization 2:</text:p>
      <text:p text:style-name="P11">Sentinel Values, Busy Loop:</text:p>
      <text:p text:style-name="P43">As the impulse response is almost always smaller, I placed the wav input file loop on the inside of the convolve loop.</text:p>
      <text:p text:style-name="P43">Code before:</text:p>
      <text:p text:style-name="P23">for(wav_index = 0; wav_index &lt; w_size; wav_index++){</text:p>
      <text:p text:style-name="P20"><text:s text:c="3"/>for(ir_index = 0; ir_index &lt; ir_size - 2; ir_index+=3){</text:p>
      <text:p text:style-name="P20"><text:tab/>output[wav_index + ir_index] += wav_data[wav_index] * ir_data[ir_index];</text:p>
      <text:p text:style-name="P20"><text:tab/>output[wav_index + (ir_index + 1)] += wav_data[wav_index] * ir_data[ir_index + 1];<text:tab/><text:tab/>output[wav_index + (ir_index + 2)] += wav_data[wav_index] * ir_data[ir_index + 2];</text:p>
      <text:p text:style-name="P20"><text:s text:c="6"/>}</text:p>
      <text:p text:style-name="P20"><text:s text:c="6"/>if(ir_index == (ir_size - 2)){</text:p>
      <text:p text:style-name="P20"><text:tab/>output[wav_index + (ir_index - 2)] += wav_data[wav_index] * ir_data[ir_index - 2];</text:p>
      <text:p text:style-name="P20"><text:tab/>output[wav_index + (ir_index - 1)] += wav_data[wav_index] * ir_data[ir_index - 1];</text:p>
      <text:p text:style-name="P20"><text:s text:c="6"/>}</text:p>
      <text:p text:style-name="P20"><text:s text:c="6"/>if(ir_index == (ir_size - 1)){</text:p>
      <text:p text:style-name="P20"><text:tab/>output[wav_index + (ir_index - 1)] += wav_data[wav_index] * ir_data[ir_index - 1];</text:p>
      <text:p text:style-name="P20"><text:s text:c="2"/><text:span text:style-name="T5">}</text:span></text:p>
      <text:p text:style-name="P24">Code After:</text:p>
      <text:p text:style-name="P38"><text:s/><text:span text:style-name="T6">for(ir_index = 0; ir_index &lt; ir_size; ir_index++){</text:span></text:p>
      <text:p text:style-name="P18"><text:s text:c="4"/>for(wav_index = 0; wav_index &lt; w_size; wav_index+=3)</text:p>
      <text:p text:style-name="P18"><text:tab/>{</text:p>
      <text:p text:style-name="P18"><text:soft-page-break/><text:tab/> <text:s/>output[wav_index + ir_index] += wav_data[wav_index] * ir_data[ir_index];</text:p>
      <text:p text:style-name="P18"><text:tab/> <text:s/>output[wav_index + 1 + ir_index] += wav_data[wav_index + 1] * ir_data[ir_index];</text:p>
      <text:p text:style-name="P18"><text:tab/> <text:s/>output[wav_index + 2 + ir_index] += wav_data[wav_index + 2] * ir_data[ir_index];</text:p>
      <text:p text:style-name="P18"><text:tab/>}</text:p>
      <text:p text:style-name="P18"><text:s text:c="6"/>if(<text:span text:style-name="T8">wav</text:span>_index == (<text:span text:style-name="T8">wav</text:span>_size - 2)){</text:p>
      <text:p text:style-name="P18"><text:tab/>output[wav_index + ir_index - 2] += wav_data[wav_index - 2] * ir_data[ir_index];</text:p>
      <text:p text:style-name="P18"><text:tab/>output[wav_index + ir_index - 1] += wav_data[wav_index - 1] * ir_data[ir_index];</text:p>
      <text:p text:style-name="P18"><text:s text:c="6"/>}</text:p>
      <text:p text:style-name="P18"><text:s text:c="6"/>if(<text:span text:style-name="T8">wav</text:span>_index == (<text:span text:style-name="T8">wav</text:span>_size - 1)){</text:p>
      <text:p text:style-name="P18"><text:tab/>output[wav_index + ir_index - 1] += wav_data[wav_index - 1] * ir_data[ir_index];</text:p>
      <text:p text:style-name="P18"><text:s text:c="6"/>}</text:p>
      <text:p text:style-name="P37">Optimization 3:</text:p>
      <text:p text:style-name="P35">Inline functions (C Macros):</text:p>
      <text:p text:style-name="P33">I was frequently needing to obtain the nearest power of 2 of a number. So I rewrote it as a function:</text:p>
      <text:p text:style-name="P35">Code before:</text:p>
      <text:p text:style-name="P19">size = (1 &lt;&lt; ((int)log2(length) + 1));</text:p>
      <text:p text:style-name="P35">Code after:</text:p>
      <text:p text:style-name="P19">#define NEAREST_POW2(a) (1 &lt;&lt; ((int)log2(a) + 1))</text:p>
      <text:p text:style-name="P35">Now called like:</text:p>
      <text:p text:style-name="P19">size = NEAREST_POW2(length);</text:p>
      <text:p text:style-name="P37">Optimization <text:span text:style-name="T7">4</text:span>:</text:p>
      <text:p text:style-name="P36">Minimizing array references:</text:p>
      <text:p text:style-name="P34">I noticed in the inner loop of convolve, the ir value at ir_data[ir_index] was static, but referenced 5 times.</text:p>
      <text:p text:style-name="P28">Code before:</text:p>
      <text:p text:style-name="P16"><text:s/><text:span text:style-name="T5"><text:s/>for(ir_index = 0; ir_index &lt; ir_size; ir_index++){</text:span></text:p>
      <text:p text:style-name="P17"><text:s text:c="6"/>for(wav_index = 0; wav_index &lt; w_size; wav_index+=3)</text:p>
      <text:p text:style-name="P17"><text:tab/>{</text:p>
      <text:p text:style-name="P17"><text:tab/> <text:s/>output[wav_index + ir_index] += wav_data[wav_index] * ir_data[ir_index];</text:p>
      <text:p text:style-name="P17"><text:tab/> <text:s/>output[wav_index + 1 + ir_index] += wav_data[wav_index + 1] * ir_data[ir_index];</text:p>
      <text:p text:style-name="P17"><text:tab/> <text:s/>output[wav_index + 2 + ir_index] += wav_data[wav_index + 2] * ir_data[ir_index];</text:p>
      <text:p text:style-name="P17"><text:tab/>}</text:p>
      <text:p text:style-name="P17"/>
      <text:p text:style-name="P17"><text:s text:c="6"/>if(<text:span text:style-name="T8">wav</text:span>_index == (<text:span text:style-name="T8">wav</text:span>_size - 2)){</text:p>
      <text:p text:style-name="P17"><text:tab/>output[wav_index + ir_index - 2] += wav_data[wav_index - 2] * ir_data[ir_index];</text:p>
      <text:p text:style-name="P17"><text:tab/>output[wav_index + ir_index - 1] += wav_data[wav_index - 1] * ir_data[ir_index];</text:p>
      <text:p text:style-name="P17"><text:s text:c="6"/>}</text:p>
      <text:p text:style-name="P17"/>
      <text:p text:style-name="P17"><text:s text:c="6"/>if(<text:span text:style-name="T8">wav</text:span>_index == (<text:span text:style-name="T8">wav</text:span>_size - 1)){</text:p>
      <text:p text:style-name="P17"><text:tab/>output[wav_index + ir_index - 1] += wav_data[wav_index - 1] * ir_data[ir_index];</text:p>
      <text:p text:style-name="P17"><text:s text:c="6"/>}</text:p>
      <text:p text:style-name="P28">Code after:</text:p>
      <text:p text:style-name="P15">float ir_val;</text:p>
      <text:p text:style-name="P16">for(ir_index = 0; ir_index &lt; ir_size; ir_index++){</text:p>
      <text:p text:style-name="P16"><text:s text:c="6"/>ir_val = ir_data[ir_index];</text:p>
      <text:p text:style-name="P16"><text:s text:c="6"/>for(wav_index = 0; wav_index &lt; w_size; wav_index+=3)</text:p>
      <text:p text:style-name="P16"><text:tab/>{</text:p>
      <text:p text:style-name="P16"><text:tab/> <text:s/>output[wav_index + ir_index] += wav_data[wav_index] * ir_val;</text:p>
      <text:p text:style-name="P16"><text:tab/> <text:s/>output[wav_index + 1 + ir_index] += wav_data[wav_index + 1] * ir_val;</text:p>
      <text:p text:style-name="P16"><text:soft-page-break/><text:tab/> <text:s/>output[wav_index + 2 + ir_index] += wav_data[wav_index + 2] * ir_val;</text:p>
      <text:p text:style-name="P16"><text:tab/>}</text:p>
      <text:p text:style-name="P16"/>
      <text:p text:style-name="P16"><text:s text:c="6"/>if(wav_index == <text:span text:style-name="T9">w</text:span>_size - 2)){</text:p>
      <text:p text:style-name="P16"><text:tab/>output[wav_index + ir_index - 2] += wav_data[wav_index - 2] * ir_val;</text:p>
      <text:p text:style-name="P16"><text:tab/>output[wav_index + ir_index - 1] += wav_data[wav_index - 1] * ir_val;</text:p>
      <text:p text:style-name="P16"><text:s text:c="6"/>}</text:p>
      <text:p text:style-name="P16"/>
      <text:p text:style-name="P16"><text:s text:c="6"/>if(wav_index == (w_size - 1)){</text:p>
      <text:p text:style-name="P16"><text:tab/>output[wav_index + ir_index - 1] += wav_data[wav_index - 1] * ir_val;</text:p>
      <text:p text:style-name="P16"><text:s text:c="6"/>}</text:p>
      <text:p text:style-name="P29">Optimization 5:</text:p>
      <text:p text:style-name="P25">Data transformation:</text:p>
      <text:p text:style-name="P32">In the function floatArrayToShort, a multiplier is handed in. This multiplier is a float by the function definition, but will never be larger than a maximum sized short (32767). <text:span text:style-name="T10">The value is also stored in a short.</text:span></text:p>
      <text:p text:style-name="P26">Code before:</text:p>
      <text:p text:style-name="P14">short* floatArrToShort(float* arr, unsigned int *out_bytes, unsigned int size, float multiplier){</text:p>
      <text:p text:style-name="P14"><text:s text:c="2"/>int i;</text:p>
      <text:p text:style-name="P14"><text:s text:c="2"/>short *output;</text:p>
      <text:p text:style-name="P14"><text:s text:c="2"/>//ensure we are short aligned. Also need half the number of bytes for short</text:p>
      <text:p text:style-name="P14"><text:s text:c="2"/>(*out_bytes) = (size + size % BYTES_SHORT) / 2;</text:p>
      <text:p text:style-name="P14"><text:s text:c="2"/>output = malloc(*out_bytes);</text:p>
      <text:p text:style-name="P14"><text:s text:c="2"/>if(output != NULL){</text:p>
      <text:p text:style-name="P14"><text:s text:c="4"/>for (i = 0; i &lt; (size / BYTES_FLOAT); i++){</text:p>
      <text:p text:style-name="P14"><text:s text:c="6"/>output[i] = (short)(arr[i] * multiplier);</text:p>
      <text:p text:style-name="P14"><text:s text:c="4"/>}</text:p>
      <text:p text:style-name="P14"><text:s text:c="2"/>}else{</text:p>
      <text:p text:style-name="P14"><text:s text:c="4"/>(*out_bytes) = 0;</text:p>
      <text:p text:style-name="P14"><text:s text:c="2"/>} </text:p>
      <text:p text:style-name="P14"><text:s text:c="2"/>return output;</text:p>
      <text:p text:style-name="P14">}</text:p>
      <text:p text:style-name="P26">Code after:</text:p>
      <text:p text:style-name="P14">short* floatArrToShort(float* arr, unsigned int *out_bytes, unsigned int size, float multiplier){</text:p>
      <text:p text:style-name="P14"><text:s text:c="2"/>int i;</text:p>
      <text:p text:style-name="P14"><text:s text:c="2"/>short *output;</text:p>
      <text:p text:style-name="P14"><text:s text:c="2"/>//ensure we are short aligned. Also need half the number of bytes for short</text:p>
      <text:p text:style-name="P14"><text:s text:c="2"/>(*out_bytes) = (size + size % BYTES_SHORT) / 2;</text:p>
      <text:p text:style-name="P14"><text:s text:c="2"/>output = malloc(*out_bytes);</text:p>
      <text:p text:style-name="P14"><text:s text:c="2"/>short intMultiplier = (short)multiplier;</text:p>
      <text:p text:style-name="P14"><text:s text:c="2"/>if(output != NULL){</text:p>
      <text:p text:style-name="P14"><text:s text:c="4"/>for (i = 0; i &lt; (size / BYTES_FLOAT); i++){</text:p>
      <text:p text:style-name="P14"><text:s text:c="6"/>output[i] = (short)(arr[i] * intMultiplier);</text:p>
      <text:p text:style-name="P14"><text:s text:c="4"/>}</text:p>
      <text:p text:style-name="P14"><text:s text:c="2"/>}else{</text:p>
      <text:p text:style-name="P14"><text:s text:c="4"/>(*out_bytes) = 0; <text:s/></text:p>
      <text:p text:style-name="P14"><text:s text:c="2"/>return output;</text:p>
      <text:p text:style-name="P14">}</text:p>
      <text:p text:style-name="P27"><draw:frame draw:style-name="fr1" draw:name="Object1" text:anchor-type="paragraph" svg:x="2.7402in" svg:y="0.0791in" svg:width="3.7425in" svg:height="8.9854in" draw:z-index="0"><draw:object xlink:href="./Object 1" xlink:type="simple" xlink:show="embed" xlink:actuate="onLoad"/><draw:image xlink:href="./ObjectReplacements/Object 1" xlink:type="simple" xlink:show="embed" xlink:actuate="onLoad"/></draw:frame><text:soft-page-break/>Optimization Test results:</text:p>
      <text:p text:style-name="P27">Time domain optimizations:</text:p>
      <text:p text:style-name="P27"/>
      <text:p text:style-name="P27">Times improved steadily over the course</text:p>
      <text:p text:style-name="P27">of the optimizations.</text:p>
      <text:p text:style-name="P27"/>
      <text:p text:style-name="P5"/>
      <text:p text:style-name="P5"/>
      <text:p text:style-name="P5"/>
      <text:p text:style-name="P5"/>
      <text:p text:style-name="P5"/>
      <text:p text:style-name="P5"/>
      <text:p text:style-name="P58"/>
      <text:p text:style-name="P57">Frequency domain optimization</text:p>
      <text:p text:style-name="P40">No noticeable change, but frequency-domain was already quite quick.</text:p>
      <text:p text:style-name="P7"><draw:frame draw:style-name="fr1" draw:name="Object2" text:anchor-type="paragraph" svg:x="0.8571in" svg:y="0.3134in" svg:width="4.961in" svg:height="4.445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5">GPROF compiler level optimizations in separate document “compiler_level_optimizations.pdf”</text:p>
      <text:p text:style-name="P56"/>
      <text:p text:style-name="P5">Refactoring Catalog</text:p>
      <text:p text:style-name="P1"/>
      <text:p text:style-name="P46">Refactor 1:</text:p>
      <text:p text:style-name="P46"><text:span text:style-name="T1">What needed to be improved? (Bad code smell)</text:span></text:p>
      <text:p text:style-name="P2"><text:span text:style-name="T2">The bad code smell here was </text:span><text:span text:style-name="T3">long method. Main was doing everything, including writing everything to file. </text:span><text:span text:style-name="T4">Mechanics</text:span></text:p>
      <text:list xml:id="list8976599533495287635" text:style-name="L1">
        <text:list-item>
          <text:p text:style-name="P3">Duplicated code was moved into a new properly named method (saveOutput)</text:p>
        </text:list-item>
        <text:list-item>
          <text:p text:style-name="P3">Extraneous references were resolved</text:p>
        </text:list-item>
        <text:list-item>
          <text:p text:style-name="P3">References from old method calls were updated to call the new function</text:p>
        </text:list-item>
        <text:list-item>
          <text:p text:style-name="P3">Compiled and tested</text:p>
        </text:list-item>
      </text:list>
      <text:p text:style-name="P47">Illustration</text:p>
      <text:p text:style-name="P48">int main(int argc, char **argv){</text:p>
      <text:p text:style-name="P48"/>
      <text:p text:style-name="P48"><text:tab/>...</text:p>
      <text:p text:style-name="P48">max = getMaxElementFloat(foutput, fout_bytes / 4);</text:p>
      <text:p text:style-name="P48"><text:s text:c="2"/>if (max &gt; 1){</text:p>
      <text:p text:style-name="P48"><text:s text:c="4"/>if(_Debug)</text:p>
      <text:p text:style-name="P48"><text:s text:c="6"/>printf("Max element in output array before conversion was %f, normalizing..\n", max);</text:p>
      <text:p text:style-name="P48"><text:s text:c="4"/></text:p>
      <text:p text:style-name="P48"><text:s text:c="4"/>normalizeArray(foutput, fout_bytes / 4, max);</text:p>
      <text:p text:style-name="P48"><text:s text:c="2"/>}</text:p>
      <text:p text:style-name="P48"/>
      <text:p text:style-name="P48"><text:s text:c="2"/>output = floatArrToShort(foutput, &amp;out_bytes, fout_bytes, SHORT_MULTIPLIER);</text:p>
      <text:p text:style-name="P48"><text:s text:c="2"/>if(_Debug == TRUE)</text:p>
      <text:p text:style-name="P48"><text:s text:c="4"/>printf("Float output bytes: %u\nShort output bytes: %u\nExpected output bytes: %u\n",</text:p>
      <text:p text:style-name="P48"><text:tab/> <text:s text:c="2"/>fout_bytes, out_bytes, fout_bytes / 2);</text:p>
      <text:p text:style-name="P48"><text:s text:c="2"/></text:p>
      <text:p text:style-name="P48"><text:s text:c="2"/>fp = fopen(out_file_str ,"w+");</text:p>
      <text:p text:style-name="P48"><text:s text:c="2"/></text:p>
      <text:p text:style-name="P48"><text:s text:c="2"/>fwrite("RIFF", 4, BYTE, fp);</text:p>
      <text:p text:style-name="P48"><text:s text:c="2"/>iBuffer = out_bytes - 36;</text:p>
      <text:p text:style-name="P48"><text:s text:c="2"/>write_little_endian(iBuffer, BYTES_INT, fp);</text:p>
      <text:p text:style-name="P48"><text:s text:c="2"/>//fwrite(&amp;iBuffer, BYTES_INT, BYTE, fp);</text:p>
      <text:p text:style-name="P48"><text:s text:c="2"/></text:p>
      <text:p text:style-name="P48"><text:s text:c="2"/>fwrite("WAVE", 4, BYTE, fp);</text:p>
      <text:p text:style-name="P48"><text:soft-page-break/><text:s text:c="2"/>fwrite("fmt ", 4, BYTE, fp);</text:p>
      <text:p text:style-name="P48"/>
      <text:p text:style-name="P48"><text:s text:c="2"/>//data chunk is 16 bytes long</text:p>
      <text:p text:style-name="P48"><text:s text:c="2"/>iBuffer = 16;<text:tab/></text:p>
      <text:p text:style-name="P48"><text:tab/>… //continues on</text:p>
      <text:p text:style-name="P49">}</text:p>
      <text:p text:style-name="P52">Changed to</text:p>
      <text:p text:style-name="P51">void saveOutput(char *out_file_str, float *foutput, unsigned int fout_bytes,</text:p>
      <text:p text:style-name="P51"><text:tab/><text:tab/>struct WavHeader wav_header){</text:p>
      <text:p text:style-name="P51"><text:s text:c="2"/>unsigned int out_bytes;</text:p>
      <text:p text:style-name="P51"><text:s text:c="2"/>short *output;</text:p>
      <text:p text:style-name="P51"><text:s text:c="2"/>FILE *fp;</text:p>
      <text:p text:style-name="P51"><text:s text:c="2"/>int iBuffer;</text:p>
      <text:p text:style-name="P51"><text:s text:c="2"/>int i;</text:p>
      <text:p text:style-name="P51"><text:s text:c="2"/>float max;</text:p>
      <text:p text:style-name="P51"/>
      <text:p text:style-name="P51"><text:s text:c="2"/>max = getMaxElementFloat(foutput, fout_bytes / 4);</text:p>
      <text:p text:style-name="P51"><text:s text:c="2"/>if (max &gt; 1){</text:p>
      <text:p text:style-name="P51"><text:s text:c="4"/>if(_Debug)</text:p>
      <text:p text:style-name="P51"><text:s text:c="6"/>printf("Max element in output array before conversion was %f, normalizing..\n", max);</text:p>
      <text:p text:style-name="P51"><text:s text:c="4"/></text:p>
      <text:p text:style-name="P51"><text:s text:c="4"/>normalizeArray(foutput, fout_bytes / 4, max);</text:p>
      <text:p text:style-name="P51"><text:s text:c="2"/>}</text:p>
      <text:p text:style-name="P51"/>
      <text:p text:style-name="P51"><text:s text:c="2"/>output = floatArrToShort(foutput, &amp;out_bytes, fout_bytes, SHORT_MULTIPLIER);</text:p>
      <text:p text:style-name="P51"><text:s text:c="2"/>if(_Debug == TRUE)</text:p>
      <text:p text:style-name="P51"><text:s text:c="4"/>printf("Float output bytes: %u\nShort output bytes: %u\nExpected output bytes: %u\n",</text:p>
      <text:p text:style-name="P51"><text:tab/> <text:s text:c="2"/>fout_bytes, out_bytes, fout_bytes / 2);</text:p>
      <text:p text:style-name="P51"><text:s text:c="2"/></text:p>
      <text:p text:style-name="P51"><text:s text:c="2"/>fp = fopen(out_file_str ,"w+");</text:p>
      <text:p text:style-name="P51"><text:s text:c="2"/></text:p>
      <text:p text:style-name="P51"><text:s text:c="2"/>fwrite("RIFF", 4, BYTE, fp);</text:p>
      <text:p text:style-name="P51"><text:s text:c="2"/>iBuffer = out_bytes - 36;</text:p>
      <text:p text:style-name="P51"><text:s text:c="2"/>write_little_endian(iBuffer, BYTES_INT, fp);</text:p>
      <text:p text:style-name="P51"><text:s text:c="2"/>//fwrite(&amp;iBuffer, BYTES_INT, BYTE, fp);</text:p>
      <text:p text:style-name="P51"><text:s text:c="2"/></text:p>
      <text:p text:style-name="P51"><text:s text:c="2"/>fwrite("WAVE", 4, BYTE, fp);</text:p>
      <text:p text:style-name="P51"><text:s text:c="2"/>fwrite("fmt ", 4, BYTE, fp);</text:p>
      <text:p text:style-name="P51"/>
      <text:p text:style-name="P51"><text:s text:c="2"/>//data chunk is 16 bytes long</text:p>
      <text:p text:style-name="P51"><text:s text:c="2"/>iBuffer = 16;</text:p>
      <text:p text:style-name="P51"><text:soft-page-break/><text:s text:c="2"/>fwrite(&amp;iBuffer, BYTES_INT, BYTE, fp);</text:p>
      <text:p text:style-name="P51"><text:s text:c="2"/>//same format as header</text:p>
      <text:p text:style-name="P51"><text:s text:c="2"/>write_little_endian(wav_header.format_type, sizeof(wav_header.format_type), fp);</text:p>
      <text:p text:style-name="P51"><text:s text:c="2"/>write_little_endian(wav_header.num_channels, sizeof(wav_header.num_channels), fp);</text:p>
      <text:p text:style-name="P51"><text:s text:c="2"/>write_little_endian(wav_header.sample_rate, sizeof(wav_header.sample_rate), fp);</text:p>
      <text:p text:style-name="P51"><text:s text:c="2"/>write_little_endian(wav_header.byte_rate, sizeof(wav_header.byte_rate), fp);</text:p>
      <text:p text:style-name="P51"><text:s text:c="2"/>write_little_endian(wav_header.block_alignment, sizeof(wav_header.block_alignment), fp);</text:p>
      <text:p text:style-name="P51"><text:s text:c="2"/>write_little_endian(wav_header.bits_per_sample, sizeof(wav_header.bits_per_sample), fp);</text:p>
      <text:p text:style-name="P51"><text:s text:c="5"/></text:p>
      <text:p text:style-name="P51"><text:s text:c="2"/>fwrite("data", 4, BYTE, fp);</text:p>
      <text:p text:style-name="P51"><text:s text:c="2"/>write_little_endian(out_bytes, BYTES_INT, fp);</text:p>
      <text:p text:style-name="P51"/>
      <text:p text:style-name="P51"><text:s text:c="2"/>if(_Debug == TRUE)</text:p>
      <text:p text:style-name="P51"><text:s text:c="4"/>printf("Header data printed to %s\n", out_file_str);</text:p>
      <text:p text:style-name="P51"/>
      <text:p text:style-name="P51"><text:s text:c="2"/>printf("outbytes before write %u\n", out_bytes);</text:p>
      <text:p text:style-name="P51"><text:s text:c="2"/></text:p>
      <text:p text:style-name="P51"><text:s text:c="2"/>for(i = 0; i &lt; out_bytes / 2; i++)</text:p>
      <text:p text:style-name="P51"><text:s text:c="4"/>write_little_endian((unsigned int)(output[i]), sizeof(wav_header.block_alignment), fp);</text:p>
      <text:p text:style-name="P51"/>
      <text:p text:style-name="P51"><text:s text:c="2"/>if(_Debug == TRUE)</text:p>
      <text:p text:style-name="P51"><text:s text:c="4"/>printf("Convoluted sample data written to file.\n");</text:p>
      <text:p text:style-name="P51"/>
      <text:p text:style-name="P51"><text:s text:c="2"/>free(output);</text:p>
      <text:p text:style-name="P51"><text:s text:c="2"/>fclose(fp);</text:p>
      <text:p text:style-name="P51">}</text:p>
      <text:p text:style-name="P50"/>
      <text:p text:style-name="P53">How was the code tested?</text:p>
      <text:p text:style-name="P30">Several iterations of the program were run to ensure that they were still writing to output properly.</text:p>
      <text:p text:style-name="P54">Why is the code better structured after the refactoring? Does the result of the refactoring suggest or enable further refactoring?</text:p>
      <text:p text:style-name="P31">The function offers portability and makes the code more readable. The result does suggest more refactoring in the future as saveOuptut may belong more with a wav file library in the future. It is a little too hard coded to this exact implementation. It would be nice if the function was more generic and could be called from more contexts.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M Mono Light 10" svg:font-family="'LM Mono Light 10'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3:43:05.115926393</meta:creation-date>
    <dc:date>2016-12-09T14:56:52.523406979</dc:date>
    <meta:editing-duration>PT53M6S</meta:editing-duration>
    <meta:editing-cycles>15</meta:editing-cycles>
    <meta:generator>LibreOffice/5.1.6.2.0$Linux_X86_64 LibreOffice_project/10$Build-2</meta:generator>
    <meta:document-statistic meta:table-count="0" meta:image-count="0" meta:object-count="2" meta:page-count="9" meta:paragraph-count="237" meta:word-count="1291" meta:character-count="9675" meta:non-whitespace-character-count="81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5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ccffff" style:text-align-source="fix" style:repeat-content="false" fo:border="0.74pt solid #000000"/>
      <style:paragraph-properties fo:text-align="start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pt"/>
      <style:text-properties style:text-position=""/>
    </style:style>
    <style:style style:name="ce4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ff" style:text-align-source="fix" style:repeat-content="false" fo:border="0.74pt solid #000000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3" table:default-cell-style-name="ce6"/>
        <table:table-column table:style-name="co2" table:default-cell-style-name="ce6"/>
        <table:table-row table:style-name="ro1">
          <table:table-cell table:style-name="Default" office:value-type="string" calcext:value-type="string">
            <text:p>Original Time -O1 Time domain</text:p>
          </table:table-cell>
          <table:table-cell table:style-name="Default" table:number-columns-repeated="3"/>
        </table:table-row>
        <table:table-row table:style-name="ro1">
          <table:table-cell table:style-name="ce4" office:value-type="string" calcext:value-type="string">
            <text:p>Time %</text:p>
          </table:table-cell>
          <table:table-cell table:style-name="ce4" office:value-type="string" calcext:value-type="string">
            <text:p>Cumulative Seconds</text:p>
          </table:table-cell>
          <table:table-cell table:style-name="ce4" office:value-type="string" calcext:value-type="string">
            <text:p>Self seconds</text:p>
          </table:table-cell>
          <table:table-cell table:style-name="ce4" office:value-type="string" calcext:value-type="string">
            <text:p>function</text:p>
          </table:table-cell>
        </table:table-row>
        <table:table-row table:style-name="ro1">
          <table:table-cell table:style-name="ce5" office:value-type="float" office:value="100.13" calcext:value-type="float">
            <text:p>100.13</text:p>
          </table:table-cell>
          <table:table-cell table:number-columns-repeated="2" table:style-name="ce5" office:value-type="float" office:value="498.26" calcext:value-type="float">
            <text:p>498.26</text:p>
          </table:table-cell>
          <table:table-cell table:style-name="ce5" office:value-type="string" calcext:value-type="string">
            <text:p><text:s/>convolve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498.27" calcext:value-type="float">
            <text:p>498.27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<text:s/>normalizeArray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498.28" calcext:value-type="float">
            <text:p>498.28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<text:s/>saveOutput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498.28" calcext:value-type="float">
            <text:p>498.2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<text:s/>write_little_endian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498.28" calcext:value-type="float">
            <text:p>498.2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<text:s/>getHeaderInfo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498.28" calcext:value-type="float">
            <text:p>498.2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<text:s/>getWavData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498.28" calcext:value-type="float">
            <text:p>498.2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<text:s/>shortArrToFloat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498.28" calcext:value-type="float">
            <text:p>498.2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<text:s/>cleanup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498.28" calcext:value-type="float">
            <text:p>498.2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<text:s/>floatArrToShort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498.28" calcext:value-type="float">
            <text:p>498.2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<text:s/>getMaxElementFloat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First optimization (with -O1)</text:p>
          </table:table-cell>
          <table:table-cell table:style-name="Default" table:number-columns-repeated="3"/>
        </table:table-row>
        <table:table-row table:style-name="ro1">
          <table:table-cell table:style-name="ce4" office:value-type="string" calcext:value-type="string">
            <text:p>Time %</text:p>
          </table:table-cell>
          <table:table-cell table:style-name="ce4" office:value-type="string" calcext:value-type="string">
            <text:p>Cumulative Seconds</text:p>
          </table:table-cell>
          <table:table-cell table:style-name="ce4" office:value-type="string" calcext:value-type="string">
            <text:p>Self seconds</text:p>
          </table:table-cell>
          <table:table-cell table:style-name="ce4" office:value-type="string" calcext:value-type="string">
            <text:p>function</text:p>
          </table:table-cell>
        </table:table-row>
        <table:table-row table:style-name="ro1">
          <table:table-cell office:value-type="float" office:value="100.11" calcext:value-type="float">
            <text:p>100.11</text:p>
          </table:table-cell>
          <table:table-cell table:number-columns-repeated="2" office:value-type="float" office:value="456.78" calcext:value-type="float">
            <text:p>456.78</text:p>
          </table:table-cell>
          <table:table-cell office:value-type="string" calcext:value-type="string">
            <text:p><text:s/>convol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6.79" calcext:value-type="float">
            <text:p>456.7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write_little_endi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6.8" calcext:value-type="float">
            <text:p>456.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shortArrToFlo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6.81" calcext:value-type="float">
            <text:p>456.8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normalizeArr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6.82" calcext:value-type="float">
            <text:p>456.8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saveOutpu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6.82" calcext:value-type="float">
            <text:p>456.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etHeaderInf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6.82" calcext:value-type="float">
            <text:p>456.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etWavDat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6.82" calcext:value-type="float">
            <text:p>456.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leanu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6.82" calcext:value-type="float">
            <text:p>456.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loatArrToSho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6.82" calcext:value-type="float">
            <text:p>456.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etMaxElementFloat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Second optimization (with -O1) Time domain</text:p>
          </table:table-cell>
          <table:table-cell table:style-name="Default" table:number-columns-repeated="3"/>
        </table:table-row>
        <table:table-row table:style-name="ro1">
          <table:table-cell table:style-name="ce4" office:value-type="string" calcext:value-type="string">
            <text:p>Time %</text:p>
          </table:table-cell>
          <table:table-cell table:style-name="ce4" office:value-type="string" calcext:value-type="string">
            <text:p>Cumulative Seconds</text:p>
          </table:table-cell>
          <table:table-cell table:style-name="ce4" office:value-type="string" calcext:value-type="string">
            <text:p>Self seconds</text:p>
          </table:table-cell>
          <table:table-cell table:style-name="ce4" office:value-type="string" calcext:value-type="string">
            <text:p>function</text:p>
          </table:table-cell>
        </table:table-row>
        <table:table-row table:style-name="ro1">
          <table:table-cell office:value-type="float" office:value="99.75" calcext:value-type="float">
            <text:p>99.75</text:p>
          </table:table-cell>
          <table:table-cell table:number-columns-repeated="2" office:value-type="float" office:value="438.8" calcext:value-type="float">
            <text:p>438.8</text:p>
          </table:table-cell>
          <table:table-cell office:value-type="string" calcext:value-type="string">
            <text:p>convol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8.82" calcext:value-type="float">
            <text:p>438.8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write_little_endi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8.83" calcext:value-type="float">
            <text:p>438.8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floatArrToSho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8.84" calcext:value-type="float">
            <text:p>438.8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getMaxElementFlo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8.84" calcext:value-type="float">
            <text:p>438.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etHeaderInf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8.84" calcext:value-type="float">
            <text:p>438.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etWavDat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8.84" calcext:value-type="float">
            <text:p>438.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hortArrToFlo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8.84" calcext:value-type="float">
            <text:p>438.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leanu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8.84" calcext:value-type="float">
            <text:p>438.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rmalizeArr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8.84" calcext:value-type="float">
            <text:p>438.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veOutput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Fourth optimization (with -O1) Time domain</text:p>
          </table:table-cell>
          <table:table-cell table:style-name="Default" table:number-columns-repeated="3"/>
        </table:table-row>
        <table:table-row table:style-name="ro1">
          <table:table-cell table:style-name="ce4" office:value-type="string" calcext:value-type="string">
            <text:p>Time %</text:p>
          </table:table-cell>
          <table:table-cell table:style-name="ce4" office:value-type="string" calcext:value-type="string">
            <text:p>Cumulative Seconds</text:p>
          </table:table-cell>
          <table:table-cell table:style-name="ce4" office:value-type="string" calcext:value-type="string">
            <text:p>Self seconds</text:p>
          </table:table-cell>
          <table:table-cell table:style-name="ce4" office:value-type="string" calcext:value-type="string">
            <text:p>function</text:p>
          </table:table-cell>
        </table:table-row>
        <table:table-row table:style-name="ro1">
          <table:table-cell office:value-type="float" office:value="100.11" calcext:value-type="float">
            <text:p>100.11</text:p>
          </table:table-cell>
          <table:table-cell table:number-columns-repeated="2" office:value-type="float" office:value="402.87" calcext:value-type="float">
            <text:p>402.87</text:p>
          </table:table-cell>
          <table:table-cell office:value-type="string" calcext:value-type="string">
            <text:p><text:s/>convol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2.88" calcext:value-type="float">
            <text:p>402.8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floatArrToSho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2.89" calcext:value-type="float">
            <text:p>402.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getMaxElementFlo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2.9" calcext:value-type="float">
            <text:p>402.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saveOutpu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2.9" calcext:value-type="float">
            <text:p>40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write_little_endi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2.9" calcext:value-type="float">
            <text:p>40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etHeaderInf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2.9" calcext:value-type="float">
            <text:p>40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etWavDat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2.9" calcext:value-type="float">
            <text:p>40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hortArrToFlo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2.9" calcext:value-type="float">
            <text:p>40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leanu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2.9" calcext:value-type="float">
            <text:p>40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rmalizeArra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Fifth optimization (with -O1) Time domain</text:p>
          </table:table-cell>
          <table:table-cell table:style-name="Default" table:number-columns-repeated="3"/>
        </table:table-row>
        <table:table-row table:style-name="ro1">
          <table:table-cell table:style-name="ce4" office:value-type="string" calcext:value-type="string">
            <text:p>Time %</text:p>
          </table:table-cell>
          <table:table-cell table:style-name="ce4" office:value-type="string" calcext:value-type="string">
            <text:p>Cumulative Seconds</text:p>
          </table:table-cell>
          <table:table-cell table:style-name="ce4" office:value-type="string" calcext:value-type="string">
            <text:p>Self seconds</text:p>
          </table:table-cell>
          <table:table-cell table:style-name="ce4" office:value-type="string" calcext:value-type="string">
            <text:p>function</text:p>
          </table:table-cell>
        </table:table-row>
        <table:table-row table:style-name="ro1">
          <table:table-cell office:value-type="float" office:value="100.11" calcext:value-type="float">
            <text:p>100.11</text:p>
          </table:table-cell>
          <table:table-cell table:number-columns-repeated="2" office:value-type="float" office:value="395.99" calcext:value-type="float">
            <text:p>395.99</text:p>
          </table:table-cell>
          <table:table-cell office:value-type="string" calcext:value-type="string">
            <text:p><text:s/>convol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floatArrToSho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6.01" calcext:value-type="float">
            <text:p>396.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getMaxElementFlo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6.02" calcext:value-type="float">
            <text:p>396.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saveOutpu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6.03" calcext:value-type="float">
            <text:p>396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write_little_endi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6.04" calcext:value-type="float">
            <text:p>396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etHeaderInf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6.05" calcext:value-type="float">
            <text:p>396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etWavDat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6.06" calcext:value-type="float">
            <text:p>396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hortArrToFlo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6.07" calcext:value-type="float">
            <text:p>396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leanu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6.08" calcext:value-type="float">
            <text:p>396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ormalizeArray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4:51:20.4066690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5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ccffff" style:text-align-source="fix" style:repeat-content="false" fo:border="0.74pt solid #000000"/>
      <style:paragraph-properties fo:text-align="start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pt"/>
      <style:text-properties style:text-position=""/>
    </style:style>
    <style:style style:name="ce4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ff" style:text-align-source="fix" style:repeat-content="false" fo:border="0.74pt solid #000000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 table:number-rows-repeated="69">
          <table:table-cell table:number-columns-repeated="4"/>
        </table:table-row>
        <table:table-row table:style-name="ro1">
          <table:table-cell office:value-type="string" calcext:value-type="string">
            <text:p>Original Frequency (-O1)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ime %</text:p>
          </table:table-cell>
          <table:table-cell table:style-name="ce4" office:value-type="string" calcext:value-type="string">
            <text:p>Cumulative Seconds</text:p>
          </table:table-cell>
          <table:table-cell table:style-name="ce4" office:value-type="string" calcext:value-type="string">
            <text:p>Self seconds</text:p>
          </table:table-cell>
          <table:table-cell table:style-name="ce4" office:value-type="string" calcext:value-type="string">
            <text:p>function</text:p>
          </table:table-cell>
        </table:table-row>
        <table:table-row table:style-name="ro1">
          <table:table-cell table:style-name="ce5" office:value-type="float" office:value="95.38" calcext:value-type="float">
            <text:p>95.38</text:p>
          </table:table-cell>
          <table:table-cell table:number-columns-repeated="2" table:style-name="ce5" office:value-type="float" office:value="2.02" calcext:value-type="float">
            <text:p>2.02</text:p>
          </table:table-cell>
          <table:table-cell table:style-name="ce5" office:value-type="string" calcext:value-type="string">
            <text:p><text:s/>fft</text:p>
          </table:table-cell>
        </table:table-row>
        <table:table-row table:style-name="ro1">
          <table:table-cell table:style-name="ce5" office:value-type="float" office:value="0.94" calcext:value-type="float">
            <text:p>0.94</text:p>
          </table:table-cell>
          <table:table-cell table:style-name="ce5" office:value-type="float" office:value="2.04" calcext:value-type="float">
            <text:p>2.04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string" calcext:value-type="string">
            <text:p><text:s/>shortArrToDouble</text:p>
          </table:table-cell>
        </table:table-row>
        <table:table-row table:style-name="ro1">
          <table:table-cell table:style-name="ce5" office:value-type="float" office:value="0.47" calcext:value-type="float">
            <text:p>0.47</text:p>
          </table:table-cell>
          <table:table-cell table:style-name="ce5" office:value-type="float" office:value="2.05" calcext:value-type="float">
            <text:p>2.05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<text:s/>getMaxElementDouble</text:p>
          </table:table-cell>
        </table:table-row>
        <table:table-row table:style-name="ro1">
          <table:table-cell table:style-name="ce5" office:value-type="float" office:value="0.47" calcext:value-type="float">
            <text:p>0.47</text:p>
          </table:table-cell>
          <table:table-cell table:style-name="ce5" office:value-type="float" office:value="2.06" calcext:value-type="float">
            <text:p>2.06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<text:s/>getMinElement</text:p>
          </table:table-cell>
        </table:table-row>
        <table:table-row table:style-name="ro1">
          <table:table-cell table:style-name="ce5" office:value-type="float" office:value="0.47" calcext:value-type="float">
            <text:p>0.47</text:p>
          </table:table-cell>
          <table:table-cell table:style-name="ce5" office:value-type="float" office:value="2.07" calcext:value-type="float">
            <text:p>2.07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<text:s/>multiplyComplex</text:p>
          </table:table-cell>
        </table:table-row>
        <table:table-row table:style-name="ro1">
          <table:table-cell table:style-name="ce5" office:value-type="float" office:value="0.47" calcext:value-type="float">
            <text:p>0.47</text:p>
          </table:table-cell>
          <table:table-cell table:style-name="ce5" office:value-type="float" office:value="2.08" calcext:value-type="float">
            <text:p>2.08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<text:s/>normalizeArray</text:p>
          </table:table-cell>
        </table:table-row>
        <table:table-row table:style-name="ro1">
          <table:table-cell table:style-name="ce5" office:value-type="float" office:value="0.47" calcext:value-type="float">
            <text:p>0.47</text:p>
          </table:table-cell>
          <table:table-cell table:style-name="ce5" office:value-type="float" office:value="2.09" calcext:value-type="float">
            <text:p>2.09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<text:s/>postprocessData</text:p>
          </table:table-cell>
        </table:table-row>
        <table:table-row table:style-name="ro1">
          <table:table-cell table:style-name="ce5" office:value-type="float" office:value="0.47" calcext:value-type="float">
            <text:p>0.47</text:p>
          </table:table-cell>
          <table:table-cell table:style-name="ce5" office:value-type="float" office:value="2.1" calcext:value-type="float">
            <text:p>2.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<text:s/>preprocessData</text:p>
          </table:table-cell>
        </table:table-row>
        <table:table-row table:style-name="ro1">
          <table:table-cell table:style-name="ce5" office:value-type="float" office:value="0.47" calcext:value-type="float">
            <text:p>0.47</text:p>
          </table:table-cell>
          <table:table-cell table:style-name="ce5" office:value-type="float" office:value="2.11" calcext:value-type="float">
            <text:p>2.1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<text:s/>saveOutput</text:p>
          </table:table-cell>
        </table:table-row>
        <table:table-row table:style-name="ro1">
          <table:table-cell table:style-name="ce5" office:value-type="float" office:value="0.47" calcext:value-type="float">
            <text:p>0.47</text:p>
          </table:table-cell>
          <table:table-cell table:style-name="ce5" office:value-type="float" office:value="2.12" calcext:value-type="float">
            <text:p>2.12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<text:s/>write_little_endia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ird optimization 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ime %</text:p>
          </table:table-cell>
          <table:table-cell table:style-name="ce4" office:value-type="string" calcext:value-type="string">
            <text:p>Cumulative Seconds</text:p>
          </table:table-cell>
          <table:table-cell table:style-name="ce4" office:value-type="string" calcext:value-type="string">
            <text:p>Self seconds</text:p>
          </table:table-cell>
          <table:table-cell table:style-name="ce4" office:value-type="string" calcext:value-type="string">
            <text:p>function</text:p>
          </table:table-cell>
        </table:table-row>
        <table:table-row table:style-name="ro1">
          <table:table-cell table:style-name="ce6" office:value-type="float" office:value="95.38" calcext:value-type="float">
            <text:p>95.38</text:p>
          </table:table-cell>
          <table:table-cell table:number-columns-repeated="2" table:style-name="ce6" office:value-type="float" office:value="2.02" calcext:value-type="float">
            <text:p>2.02</text:p>
          </table:table-cell>
          <table:table-cell table:style-name="ce6" office:value-type="string" calcext:value-type="string">
            <text:p><text:s/>fft</text:p>
          </table:table-cell>
        </table:table-row>
        <table:table-row table:style-name="ro1">
          <table:table-cell table:style-name="ce6" office:value-type="float" office:value="0.94" calcext:value-type="float">
            <text:p>0.94</text:p>
          </table:table-cell>
          <table:table-cell table:style-name="ce6" office:value-type="float" office:value="2.04" calcext:value-type="float">
            <text:p>2.04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string" calcext:value-type="string">
            <text:p><text:s/>shortArrToDouble</text:p>
          </table:table-cell>
        </table:table-row>
        <table:table-row table:style-name="ro1">
          <table:table-cell table:style-name="ce6" office:value-type="float" office:value="0.47" calcext:value-type="float">
            <text:p>0.47</text:p>
          </table:table-cell>
          <table:table-cell table:style-name="ce6" office:value-type="float" office:value="2.05" calcext:value-type="float">
            <text:p>2.05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string" calcext:value-type="string">
            <text:p><text:s/>getMaxElementDouble</text:p>
          </table:table-cell>
        </table:table-row>
        <table:table-row table:style-name="ro1">
          <table:table-cell table:style-name="ce6" office:value-type="float" office:value="0.47" calcext:value-type="float">
            <text:p>0.47</text:p>
          </table:table-cell>
          <table:table-cell table:style-name="ce6" office:value-type="float" office:value="2.06" calcext:value-type="float">
            <text:p>2.06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string" calcext:value-type="string">
            <text:p><text:s/>getMinElement</text:p>
          </table:table-cell>
        </table:table-row>
        <table:table-row table:style-name="ro1">
          <table:table-cell table:style-name="ce6" office:value-type="float" office:value="0.47" calcext:value-type="float">
            <text:p>0.47</text:p>
          </table:table-cell>
          <table:table-cell table:style-name="ce6" office:value-type="float" office:value="2.07" calcext:value-type="float">
            <text:p>2.07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string" calcext:value-type="string">
            <text:p><text:s/>multiplyComplex</text:p>
          </table:table-cell>
        </table:table-row>
        <table:table-row table:style-name="ro1">
          <table:table-cell table:style-name="ce6" office:value-type="float" office:value="0.47" calcext:value-type="float">
            <text:p>0.47</text:p>
          </table:table-cell>
          <table:table-cell table:style-name="ce6" office:value-type="float" office:value="2.08" calcext:value-type="float">
            <text:p>2.08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string" calcext:value-type="string">
            <text:p><text:s/>normalizeArray</text:p>
          </table:table-cell>
        </table:table-row>
        <table:table-row table:style-name="ro1">
          <table:table-cell table:style-name="ce6" office:value-type="float" office:value="0.47" calcext:value-type="float">
            <text:p>0.47</text:p>
          </table:table-cell>
          <table:table-cell table:style-name="ce6" office:value-type="float" office:value="2.09" calcext:value-type="float">
            <text:p>2.09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string" calcext:value-type="string">
            <text:p><text:s/>postprocessData</text:p>
          </table:table-cell>
        </table:table-row>
        <table:table-row table:style-name="ro1">
          <table:table-cell table:style-name="ce6" office:value-type="float" office:value="0.47" calcext:value-type="float">
            <text:p>0.47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string" calcext:value-type="string">
            <text:p><text:s/>preprocessData</text:p>
          </table:table-cell>
        </table:table-row>
        <table:table-row table:style-name="ro1">
          <table:table-cell table:style-name="ce6" office:value-type="float" office:value="0.47" calcext:value-type="float">
            <text:p>0.47</text:p>
          </table:table-cell>
          <table:table-cell table:style-name="ce6" office:value-type="float" office:value="2.11" calcext:value-type="float">
            <text:p>2.11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string" calcext:value-type="string">
            <text:p><text:s/>saveOutput</text:p>
          </table:table-cell>
        </table:table-row>
        <table:table-row table:style-name="ro1">
          <table:table-cell table:style-name="ce6" office:value-type="float" office:value="0.47" calcext:value-type="float">
            <text:p>0.47</text:p>
          </table:table-cell>
          <table:table-cell table:style-name="ce6" office:value-type="float" office:value="2.12" calcext:value-type="float">
            <text:p>2.1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string" calcext:value-type="string">
            <text:p><text:s/>write_little_endian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4:53:14.044784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